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10.201cm" style:rel-column-width="39321*"/>
    </style:style>
    <style:style style:name="Tab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1.C1" style:family="table-cell">
      <style:table-cell-properties fo:padding="0.097cm" fo:border="0.05pt solid #666666"/>
    </style:style>
    <style:style style:name="Table1.A2" style:family="table-cell">
      <style:table-cell-properties fo:padding="0.097cm" fo:border-left="0.05pt solid #666666" fo:border-right="none" fo:border-top="none" fo:border-bottom="0.05pt solid #666666"/>
    </style:style>
    <style:style style:name="Table1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officeooo:rsid="002b3f9f" officeooo:paragraph-rsid="002ce12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340748" officeooo:paragraph-rsid="0034074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2a49c6" officeooo:paragraph-rsid="002ce123" style:font-size-asian="12pt" style:font-size-complex="12pt"/>
    </style:style>
    <style:style style:name="P6" style:family="paragraph" style:parent-style-name="Table_20_Heading">
      <style:text-properties style:font-name="Times New Roman" fo:font-size="12pt" officeooo:rsid="002a49c6" officeooo:paragraph-rsid="002a49c6" style:font-size-asian="12pt" style:font-size-complex="12pt"/>
    </style:style>
    <style:style style:name="P7" style:family="paragraph" style:parent-style-name="Standard" style:master-page-name="SANSA">
      <style:paragraph-properties fo:text-align="start" style:justify-single-word="false" style:page-number="auto"/>
      <style:text-properties style:font-name="Times New Roman" fo:font-size="14pt" fo:font-weight="bold" officeooo:rsid="00295e5a" officeooo:paragraph-rsid="00372703" style:font-size-asian="14pt" style:font-weight-asian="bold" style:font-size-complex="14pt" style:font-weight-complex="bold"/>
    </style:style>
    <style:style style:name="T1" style:family="text">
      <style:text-properties officeooo:rsid="002f602c"/>
    </style:style>
    <style:style style:name="T2" style:family="text">
      <style:text-properties officeooo:rsid="00372703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ders List for {{request.user.<text:span text:style-name="T2">get_profile.first_name</text:span>}} {{request.user.<text:span text:style-name="T2">get_profile.last_name</text:span>}}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6">Order ID</text:p>
            </table:table-cell>
            <table:table-cell table:style-name="Table1.A1" office:value-type="string">
              <text:p text:style-name="P6">Date</text:p>
            </table:table-cell>
            <table:table-cell table:style-name="Table1.C1" office:value-type="string">
              <text:p text:style-name="P6">Status</text:p>
            </table:table-cell>
          </table:table-row>
        </table:table-header-rows>
        <table:table-row>
          <table:table-cell table:style-name="Table1.A2" office:value-type="string">
            <text:p text:style-name="P2">{% xmlfor myRecord in myRecords %}<text:span text:style-name="T1">{{ myRecord.id }}</text:span></text:p>
          </table:table-cell>
          <table:table-cell table:style-name="Table1.A2" office:value-type="string">
            <text:p text:style-name="P4">{{ myRecord.order_date }}</text:p>
          </table:table-cell>
          <table:table-cell table:style-name="Table1.C2" office:value-type="string">
            <text:p text:style-name="P5">{{ myRecord.order_status}}{% if myRecord.get_recent_history_date %}: {{ myRecord.get_recent_history_date }}{% endif %}</text:p>
            <text:p text:style-name="P3">{% endxmlfor %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9-23T11:28:54</dc:date>
    <meta:editing-duration>PT3H29M57S</meta:editing-duration>
    <meta:editing-cycles>29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8" meta:word-count="33" meta:character-count="321" meta:non-whitespace-character-count="296"/>
  </office:meta>
</office:document-meta>
</file>